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1f5fe5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1fb29f" style:font-weight-asian="bold" style:font-weight-complex="bold"/>
    </style:style>
    <style:style style:name="P3" style:family="paragraph" style:parent-style-name="Standard">
      <style:text-properties style:text-underline-style="none" fo:font-weight="normal" officeooo:paragraph-rsid="001fb29f" style:font-weight-asian="normal" style:font-weight-complex="normal"/>
    </style:style>
    <style:style style:name="T1" style:family="text">
      <style:text-properties officeooo:rsid="001f5fe5"/>
    </style:style>
    <style:style style:name="T2" style:family="text">
      <style:text-properties style:text-underline-style="none" fo:font-weight="normal" officeooo:rsid="001f5fe5" style:font-weight-asian="normal" style:font-weight-complex="normal"/>
    </style:style>
    <style:style style:name="T3" style:family="text">
      <style:text-properties style:text-underline-style="none" fo:font-weight="normal" officeooo:rsid="001fb29f" style:font-weight-asian="normal" style:font-weight-complex="normal"/>
    </style:style>
    <style:style style:name="T4" style:family="text">
      <style:text-properties style:text-underline-style="none" officeooo:rsid="001fb29f"/>
    </style:style>
    <style:style style:name="T5" style:family="text">
      <style:text-properties officeooo:rsid="001fb2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/W (7.5)</text:span></text:p>
      <text:p text:style-name="P1"><text:span text:style-name="T2"/></text:p>
      <text:p text:style-name="P1"><text:span text:style-name="T2">p. 346 # 5-9</text:span></text:p>
      <text:p text:style-name="P1"><text:span text:style-name="T2">p. 346 # 1,2 (blue box)</text:span></text:p>
      <text:p text:style-name="P1"><text:span text:style-name="T2"/></text:p>
      <text:p text:style-name="P2"><text:span text:style-name="T5">Quiz Review</text:span></text:p>
      <text:p text:style-name="P3"><text:span text:style-name="T5">Solution Preparation</text:span></text:p>
      <text:p text:style-name="P3"><text:span text:style-name="T5"/></text:p>
      <text:p text:style-name="P3"><text:span text:style-name="T5">Q's:</text:span></text:p>
      <text:p text:style-name="P3"><text:span text:style-name="T5">How can I make 300mL of 2 mol/L NaOH?</text:span></text:p>
      <text:p text:style-name="P3"><text:span text:style-name="T5">How can I make 500mL of 0.5 mol/L NaOH from a 3 mol/L solution?</text:span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McCracken</meta:initial-creator>
    <meta:creation-date>2013-05-06T11:10:34</meta:creation-date>
    <dc:date>2013-05-06T13:29:18</dc:date>
    <dc:creator>Jack McCracken</dc:creator>
    <meta:editing-duration>PT1H53M20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8" meta:word-count="40" meta:character-count="179" meta:non-whitespace-character-count="147"/>
  </office:meta>
</office:document-meta>
</file>